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ba053" officeooo:paragraph-rsid="003ba053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f66bc" officeooo:paragraph-rsid="003f66bc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3eaccd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d5f34" officeooo:paragraph-rsid="000d5f34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aa77c" officeooo:paragraph-rsid="002aa77c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414b25" officeooo:paragraph-rsid="00414b25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77bf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574d7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84eba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eb678" officeooo:paragraph-rsid="000e4c35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06bdb" officeooo:paragraph-rsid="00106bd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4322a0" officeooo:paragraph-rsid="004322a0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3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3" style:family="paragraph">
      <loext:graphic-properties draw:fill="solid" draw:fill-color="#ff3300"/>
      <style:paragraph-properties fo:text-align="center"/>
      <style:text-properties fo:font-size="12pt"/>
    </style:style>
    <style:style style:name="P34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1578e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3ba053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1fb620"/>
    </style:style>
    <style:style style:name="T17" style:family="text">
      <style:text-properties officeooo:rsid="002653c8"/>
    </style:style>
    <style:style style:name="T18" style:family="text">
      <style:text-properties officeooo:rsid="0026e287"/>
    </style:style>
    <style:style style:name="T19" style:family="text">
      <style:text-properties officeooo:rsid="002aa113"/>
    </style:style>
    <style:style style:name="T20" style:family="text">
      <style:text-properties officeooo:rsid="002c10e5"/>
    </style:style>
    <style:style style:name="T21" style:family="text">
      <style:text-properties officeooo:rsid="002df4bc"/>
    </style:style>
    <style:style style:name="T22" style:family="text">
      <style:text-properties officeooo:rsid="002f90b8"/>
    </style:style>
    <style:style style:name="T23" style:family="text">
      <style:text-properties officeooo:rsid="0030eb21"/>
    </style:style>
    <style:style style:name="T24" style:family="text">
      <style:text-properties officeooo:rsid="00328a00"/>
    </style:style>
    <style:style style:name="T25" style:family="text">
      <style:text-properties officeooo:rsid="00338386"/>
    </style:style>
    <style:style style:name="T26" style:family="text">
      <style:text-properties officeooo:rsid="003574d7"/>
    </style:style>
    <style:style style:name="T27" style:family="text">
      <style:text-properties officeooo:rsid="0037cb30"/>
    </style:style>
    <style:style style:name="T28" style:family="text">
      <style:text-properties officeooo:rsid="0037e62c"/>
    </style:style>
    <style:style style:name="T29" style:family="text">
      <style:text-properties officeooo:rsid="00384eba"/>
    </style:style>
    <style:style style:name="T30" style:family="text">
      <style:text-properties officeooo:rsid="003ba053"/>
    </style:style>
    <style:style style:name="T31" style:family="text">
      <style:text-properties officeooo:rsid="003eaccd"/>
    </style:style>
    <style:style style:name="T32" style:family="text">
      <style:text-properties officeooo:rsid="00414b25"/>
    </style:style>
    <style:style style:name="T33" style:family="text">
      <style:text-properties officeooo:rsid="0042534a"/>
    </style:style>
    <style:style style:name="T34" style:family="text">
      <style:text-properties officeooo:rsid="004434e2"/>
    </style:style>
    <style:style style:name="T35" style:family="text">
      <style:text-properties officeooo:rsid="0044381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ff3300" draw:fill="solid" draw:fill-color="#ff3300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30"/>
      <text:p text:style-name="P4"/>
      <text:p text:style-name="P4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4">Chaga Ale</text:span> <text:s text:c="64"/></text:p>
      <text:p text:style-name="P10">Brew Date: <text:s text:c="6"/><text:span text:style-name="T19">Mar 2’19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</text:span><text:span text:style-name="T5">1.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34" svg:x1="1.543cm" svg:y1="0.624cm" svg:x2="1.622cm" svg:y2="6.577cm"><text:p/></draw:line><draw:line text:anchor-type="paragraph" draw:z-index="5" draw:style-name="gr2" draw:text-style-name="P34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2">16 <text:s text:c="6"/># <text:s text:c="5"/>Pale</text:p>
      <text:p text:style-name="P12"><draw:custom-shape text:anchor-type="paragraph" draw:z-index="2" draw:style-name="gr1" draw:text-style-name="P33" svg:width="0.586cm" svg:height="0.532cm" svg:x="16.36cm" svg:y="0.2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32">3.19</text:span> <text:s text:c="3"/># <text:s text:c="5"/>Bisquit</text:p>
      <text:p text:style-name="P14">4.81 <text:s text:c="4"/># <text:s text:c="5"/>Honey malt </text:p>
      <text:p text:style-name="P12">2 <text:s text:c="9"/># <text:s text:c="5"/>Wheat</text:p>
      <text:p text:style-name="P13">1.5 <text:s text:c="7"/># <text:s text:c="4"/>Crystal 60/80</text:p>
      <text:p text:style-name="P13">1 <text:s text:c="10"/># <text:s text:c="4"/>Brown</text:p>
      <text:p text:style-name="P9"><text:s/>1 <text:s text:c="7"/>Tsp <text:s text:c="4"/>NaCl (mash)</text:p>
      <text:p text:style-name="P9">1 <text:s text:c="7"/>tsp <text:s text:c="5"/>NaCl(sparge)<text:tab/><text:tab/><text:tab/></text:p>
      <text:p text:style-name="P11"><draw:line text:anchor-type="paragraph" draw:z-index="4" draw:style-name="gr2" draw:text-style-name="P34" svg:x1="1.623cm" svg:y1="0.626cm" svg:x2="1.702cm" svg:y2="0.6cm"><text:p/></draw:line>5 <text:s text:c="7"/>Tsp <text:s text:c="5"/>Sprchrg</text:p>
      <text:p text:style-name="P11"><text:span text:style-name="T31">2</text:span> <text:s text:c="8"/><text:span text:style-name="T31">tabs</text:span> <text:s text:c="2"/>Irish Moss</text:p>
      <text:p text:style-name="P31"><text:s text:c="13"/></text:p>
      <text:p text:style-name="P9"/>
      <text:p text:style-name="P9"/>
      <text:p text:style-name="P9"/>
      <text:p text:style-name="P9"><draw:line text:anchor-type="paragraph" draw:z-index="7" draw:style-name="gr2" draw:text-style-name="P34" svg:x1="7.497cm" svg:y1="0.564cm" svg:x2="7.576cm" svg:y2="4.004cm"><text:p/></draw:line>Qt <text:s/>oz/g <text:s text:c="2"/>Hop/Seasoning <text:s text:c="14"/><text:span text:style-name="T13">Time</text:span></text:p>
      <text:p text:style-name="P26"><draw:line text:anchor-type="paragraph" draw:z-index="6" draw:style-name="gr2" draw:text-style-name="P34" svg:x1="2.549cm" svg:y1="0.012cm" svg:x2="2.628cm" svg:y2="3.452cm"><text:p/></draw:line><text:s/><text:span text:style-name="T14">56 <text:s text:c="3"/>g <text:s text:c="7"/>NB <text:s text:c="25"/>60 min</text:span></text:p>
      <text:p text:style-name="P27"><text:s text:c="2"/><text:span text:style-name="T14">75 <text:s text:c="3"/>g <text:s text:c="6"/>NB <text:s text:c="26"/>15 min</text:span></text:p>
      <text:p text:style-name="P29">125 <text:s text:c="3"/>g <text:s text:c="6"/>chaga <text:s text:c="21"/>15 min</text:p>
      <text:p text:style-name="P28"/>
      <text:p text:style-name="P27"/>
      <text:p text:style-name="P2"><text:span text:style-name="T10"><text:s text:c="45"/></text:span><text:span text:style-name="T4"><text:s text:c="762"/></text:span><text:span text:style-name="T7">Stage <text:s text:c="13"/>Date <text:s text:c="17"/></text:span></text:p>
      <text:p text:style-name="P15">Primary: <text:s text:c="3"/><text:span text:style-name="T33">Mar 2’19</text:span></text:p>
      <text:p text:style-name="P15">Racked: <text:s text:c="3"/><text:span text:style-name="T35">Mar 7’19</text:span><text:tab/><text:tab/><text:tab/><text:tab/><text:tab/></text:p>
      <text:p text:style-name="P15">Racked:</text:p>
      <text:p text:style-name="P15">Bottled:<text:tab/><text:tab/><text:span text:style-name="T17"> <text:s text:c="6"/>6x1l</text:span><text:tab/><text:tab/><text:tab/></text:p>
      <text:p text:style-name="P15">Kegged: <text:s text:c="9"/><text:span text:style-name="T17"><text:s text:c="6"/>1x 10gal</text:span></text:p>
      <text:p text:style-name="P15">Re-Kegged: <text:s text:c="2"/><text:span text:style-name="T18"><text:s text:c="14"/>2x5gal</text:span></text:p>
      <text:p text:style-name="P1"><text:span text:style-name="T7">Purged:</text:span><text:span text:style-name="T3"><text:tab/><text:tab/><text:tab/><text:tab/><text:tab/><text:tab/>Charged:</text:span></text:p>
      <text:p text:style-name="P15"><text:soft-page-break/></text:p>
      <text:p text:style-name="P15"><draw:frame draw:style-name="fr3" draw:name="Object2" text:anchor-type="paragraph" svg:x="6.537cm" svg:y="0.123cm" svg:width="14.413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5">Start Time: <text:span text:style-name="T22">6:45am </text:span></text:p>
      <text:p text:style-name="P15">Fill mash tun:<text:tab/><text:span text:style-name="T22">Fri</text:span></text:p>
      <text:p text:style-name="P15">Fill sparge kettle: <text:span text:style-name="T22">Fri</text:span> <text:tab/></text:p>
      <text:p text:style-name="P15">Fire burners: <text:span text:style-name="T22">6:45</text:span>am</text:p>
      <text:p text:style-name="P21">Heat Mash Tun : </text:p>
      <text:p text:style-name="P21">Target Temp: <text:span text:style-name="T20">68</text:span> <text:s text:c="2"/></text:p>
      <text:p text:style-name="P21">Heat Sparge Kettle: </text:p>
      <text:p text:style-name="P21">Target Temp: <text:span text:style-name="T20">71</text:span></text:p>
      <text:p text:style-name="P15">Target Temp (Mash): <text:span text:style-name="T20">68</text:span></text:p>
      <text:p text:style-name="P15">Grind grain: <text:s/><text:span text:style-name="T22">8</text:span> <text:s/><text:span text:style-name="T14">am</text:span></text:p>
      <text:p text:style-name="P15">sparge temp:<text:span text:style-name="T23">72.5</text:span></text:p>
      <text:p text:style-name="P15">Strike Temp: <text:span text:style-name="T23">67.9</text:span></text:p>
      <text:p text:style-name="P15">pump temp: <text:s/><text:span text:style-name="T23">70</text:span></text:p>
      <text:p text:style-name="P24">Temp: <text:span text:style-name="T23">66.4</text:span></text:p>
      <text:p text:style-name="P15">Mash in: <text:span text:style-name="T23">8:08am</text:span></text:p>
      <text:p text:style-name="P15">Mash: Duration: <text:span text:style-name="T14">90</text:span> minutes <text:s text:c="7"/></text:p>
      <text:p text:style-name="P15">Start: <text:s text:c="3"/><text:span text:style-name="T23">8:10</text:span> <text:s text:c="4"/>Finish: <text:span text:style-name="T23">9:40am</text:span></text:p>
      <text:p text:style-name="P15">Heat (to deactivate enzymes)<text:tab/></text:p>
      <text:p text:style-name="P17">Target Temp: <text:span text:style-name="T20">75.5</text:span> <text:s text:c="2"/></text:p>
      <text:p text:style-name="P17">Start: <text:span text:style-name="T23">9:40am</text:span> <text:s text:c="6"/>Finish: <text:s/><text:span text:style-name="T24">10am</text:span></text:p>
      <text:p text:style-name="P15">Heat Sparge H20 (Target<text:span text:style-name="T21">75.5</text:span>◦) <text:s text:c="7"/></text:p>
      <text:p text:style-name="P18">Sparge: Start: <text:s/><text:span text:style-name="T25">10:25am <text:s text:c="8"/></text:span>Finish: <text:span text:style-name="T27">11:30am </text:span></text:p>
      <text:p text:style-name="P20">Wort collected: <text:s text:c="2"/><text:span text:style-name="T15">full kettle</text:span></text:p>
      <text:p text:style-name="P22">Boil : Burner On: <text:span text:style-name="T26">10:44</text:span> <text:s text:c="4"/>Rolling Boil: <text:s text:c="2"/><text:span text:style-name="T28">11:50</text:span> </text:p>
      <text:p text:style-name="P19">Duration: 90 min</text:p>
      <text:p text:style-name="P19">Start: <text:s/><text:span text:style-name="T28">11:50am <text:s text:c="2"/></text:span>Finish: <text:s/><text:span text:style-name="T28">1:20pm</text:span></text:p>
      <text:p text:style-name="P23">Hops In: <text:span text:style-name="T29">12:20</text:span> <text:s text:c="5"/><text:span text:style-name="T16">Irish moss in:1:04 </text:span><text:s text:c="3"/>Hops In:<text:span text:style-name="T29">1:05</text:span> <text:s text:c="8"/></text:p>
      <text:p text:style-name="P25">Chaga tea in: <text:span text:style-name="T29">1:05</text:span></text:p>
      <text:p text:style-name="P19">Burner Off: <text:span text:style-name="T28">1:20</text:span></text:p>
      <text:p text:style-name="P15">Rest 15 min <text:s text:c="7"/></text:p>
      <text:p text:style-name="P15">Pump and chill: <text:s text:c="4"/>Start: <text:span text:style-name="T28">1:35</text:span> <text:s text:c="5"/>Finish: <text:s/><text:span text:style-name="T34">2:05</text:span> <text:s text:c="3"/></text:p>
      <text:p text:style-name="P15">OG : <text:s text:c="2"/><text:span text:style-name="T32">1.072</text:span></text:p>
      <text:p text:style-name="P16">Yeast: <text:span text:style-name="T11"><text:s/></text:span><text:span text:style-name="T12">Mauri-Brew </text:span><text:span text:style-name="T11">Yeast</text:span> <text:s/></text:p>
      <text:p text:style-name="P5">Notes: <text:span text:style-name="T30">test new sparger and re-build/</text:span></text:p>
      <text:p text:style-name="P6">wasn’t centred in tun/ maybe too many holes</text:p>
      <text:p text:style-name="P7">put the super charge in mash water before m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7T10:18:30.881280902</dc:date>
    <meta:editing-duration>PT8H47M47S</meta:editing-duration>
    <meta:editing-cycles>38</meta:editing-cycles>
    <meta:document-statistic meta:table-count="0" meta:image-count="0" meta:object-count="3" meta:page-count="2" meta:paragraph-count="65" meta:word-count="237" meta:character-count="2712" meta:non-whitespace-character-count="10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12cm" svg:height="8.999cm" xlink:href="." xlink:type="simple" chart:class="chart:line" chart:style-name="ch1">
        <chart:title svg:x="5.165cm" svg:y="0.315cm" chart:style-name="ch2">
          <text:p>Chaga Ale Mar2'19</text:p>
        </chart:title>
        <chart:legend chart:legend-position="end" svg:x="11.713cm" svg:y="3.693cm" style:legend-expansion="high" chart:style-name="ch3"/>
        <chart:plot-area chart:style-name="ch4" chart:data-source-has-labels="both" svg:x="1.344cm" svg:y="1.297cm" svg:width="10.462cm" svg:height="6.577cm">
          <chartooo:coordinate-region svg:x="1.976cm" svg:y="1.5cm" svg:width="9.542cm" svg:height="5.318cm"/>
          <chart:axis chart:dimension="x" chart:name="primary-x" chart:style-name="ch5" chartooo:axis-type="auto">
            <chartooo:date-scale/>
            <chart:title svg:x="6.232cm" svg:y="8.053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506cm" svg:y="5.46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.5">
                <text:p>72.5</text:p>
              </table:table-cell>
              <table:table-cell office:value-type="float" office:value="67.9">
                <text:p>67.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8">
                <text:p>71.8</text:p>
              </table:table-cell>
              <table:table-cell office:value-type="float" office:value="67.6">
                <text:p>67.6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8">
                <text:p>70.8</text:p>
              </table:table-cell>
              <table:table-cell office:value-type="float" office:value="67.2">
                <text:p>67.2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1">
                <text:p>70.1</text:p>
              </table:table-cell>
              <table:table-cell office:value-type="float" office:value="67.2">
                <text:p>67.2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1">
                <text:p>71.1</text:p>
              </table:table-cell>
              <table:table-cell office:value-type="float" office:value="67.4">
                <text:p>67.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8">
                <text:p>71.8</text:p>
              </table:table-cell>
              <table:table-cell office:value-type="float" office:value="67.6">
                <text:p>67.6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.2">
                <text:p>72.2</text:p>
              </table:table-cell>
              <table:table-cell office:value-type="float" office:value="67.3">
                <text:p>67.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1">
                <text:p>71.1</text:p>
              </table:table-cell>
              <table:table-cell office:value-type="float" office:value="67.5">
                <text:p>67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8">
                <text:p>70.8</text:p>
              </table:table-cell>
              <table:table-cell office:value-type="float" office:value="67.4">
                <text:p>67.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3">
                <text:p>71.3</text:p>
              </table:table-cell>
              <table:table-cell office:value-type="float" office:value="67.5">
                <text:p>67.5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1">
                <text:p>77.1</text:p>
              </table:table-cell>
              <table:table-cell office:value-type="float" office:value="70.9">
                <text:p>70.9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3">
                <text:p>83.3</text:p>
              </table:table-cell>
              <table:table-cell office:value-type="float" office:value="76.3">
                <text:p>76.3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